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language="en" fo:country="US" style:text-underline-style="solid" style:text-underline-width="auto" style:text-underline-color="font-color" fo:font-weight="bold" officeooo:rsid="0016f082" officeooo:paragraph-rsid="0016f082" style:font-size-asian="24.5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40pt" fo:language="en" fo:country="US" style:text-underline-style="solid" style:text-underline-width="auto" style:text-underline-color="font-color" fo:font-weight="bold" officeooo:rsid="0016f082" officeooo:paragraph-rsid="0016f082" style:font-size-asian="40pt" style:font-weight-asian="bold" style:font-size-complex="4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language="en" fo:country="US" style:text-underline-style="solid" style:text-underline-width="auto" style:text-underline-color="font-color" fo:font-weight="bold" officeooo:rsid="0016f082" officeooo:paragraph-rsid="0016f08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2pt" fo:language="en" fo:country="US" style:text-underline-style="solid" style:text-underline-width="auto" style:text-underline-color="font-color" fo:font-weight="bold" officeooo:rsid="0016f082" officeooo:paragraph-rsid="0016f082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language="en" fo:country="US" style:text-underline-style="solid" style:text-underline-width="auto" style:text-underline-color="font-color" fo:font-weight="bold" officeooo:rsid="001759a8" officeooo:paragraph-rsid="001759a8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language="en" fo:country="US" style:text-underline-style="solid" style:text-underline-width="auto" style:text-underline-color="font-color" fo:font-weight="bold" officeooo:rsid="001778f3" officeooo:paragraph-rsid="001778f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fo:language="en" fo:country="US" style:text-underline-style="solid" style:text-underline-width="auto" style:text-underline-color="font-color" fo:font-weight="bold" officeooo:rsid="001778f3" officeooo:paragraph-rsid="00187b9f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fo:language="en" fo:country="US" style:text-underline-style="solid" style:text-underline-width="auto" style:text-underline-color="font-color" fo:font-weight="bold" officeooo:rsid="001778f3" officeooo:paragraph-rsid="001d1abd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2pt" fo:language="en" fo:country="US" style:text-underline-style="solid" style:text-underline-width="auto" style:text-underline-color="font-color" fo:font-weight="bold" officeooo:rsid="0017df77" officeooo:paragraph-rsid="001be80b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2pt" fo:language="en" fo:country="US" style:text-underline-style="solid" style:text-underline-width="auto" style:text-underline-color="font-color" fo:font-weight="bold" officeooo:rsid="0017df77" officeooo:paragraph-rsid="001d1abd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2pt" fo:language="en" fo:country="US" style:text-underline-style="solid" style:text-underline-width="auto" style:text-underline-color="font-color" fo:font-weight="bold" officeooo:rsid="0017df77" officeooo:paragraph-rsid="001e075f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2pt" fo:language="en" fo:country="US" style:text-underline-style="solid" style:text-underline-width="auto" style:text-underline-color="font-color" fo:font-weight="bold" officeooo:rsid="00187b9f" officeooo:paragraph-rsid="00187b9f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2pt" fo:language="en" fo:country="US" style:text-underline-style="solid" style:text-underline-width="auto" style:text-underline-color="font-color" fo:font-weight="bold" officeooo:rsid="00187b9f" officeooo:paragraph-rsid="001d1ab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2pt" fo:language="en" fo:country="US" style:text-underline-style="solid" style:text-underline-width="auto" style:text-underline-color="font-color" fo:font-weight="bold" officeooo:rsid="001fa4c8" officeooo:paragraph-rsid="001fa4c8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2pt" fo:language="en" fo:country="US" style:text-underline-style="none" fo:font-weight="normal" officeooo:rsid="001778f3" officeooo:paragraph-rsid="001778f3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language="en" fo:country="US" style:text-underline-style="none" fo:font-weight="normal" officeooo:rsid="001778f3" officeooo:paragraph-rsid="0017df77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language="en" fo:country="US" style:text-underline-style="none" fo:font-weight="normal" officeooo:rsid="001778f3" officeooo:paragraph-rsid="001d1abd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24pt" fo:language="en" fo:country="US" style:text-underline-style="solid" style:text-underline-width="auto" style:text-underline-color="font-color" fo:font-weight="bold" officeooo:rsid="0016f082" officeooo:paragraph-rsid="0016f082" style:font-size-asian="24pt" style:font-weight-asian="bold" style:font-size-complex="24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8pt" fo:language="en" fo:country="US" style:text-underline-style="solid" style:text-underline-width="auto" style:text-underline-color="font-color" fo:font-weight="bold" officeooo:rsid="001a5b54" officeooo:paragraph-rsid="001d1abd" style:font-size-asian="8pt" style:font-weight-asian="bold" style:font-size-complex="8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87b9f" style:font-weight-asian="normal" style:font-weight-complex="normal"/>
    </style:style>
    <style:style style:name="T4" style:family="text">
      <style:text-properties style:text-underline-style="none" fo:font-weight="normal" officeooo:rsid="001a5b54" style:font-weight-asian="normal" style:font-weight-complex="normal"/>
    </style:style>
    <style:style style:name="T5" style:family="text">
      <style:text-properties style:text-underline-style="none" fo:font-weight="normal" officeooo:rsid="001be80b" style:font-weight-asian="normal" style:font-weight-complex="normal"/>
    </style:style>
    <style:style style:name="T6" style:family="text">
      <style:text-properties style:text-underline-style="none" fo:font-weight="normal" officeooo:rsid="001d1abd" style:font-weight-asian="normal" style:font-weight-complex="normal"/>
    </style:style>
    <style:style style:name="T7" style:family="text">
      <style:text-properties style:text-underline-style="none" fo:font-weight="normal" officeooo:rsid="001dabd3" style:font-weight-asian="normal" style:font-weight-complex="normal"/>
    </style:style>
    <style:style style:name="T8" style:family="text">
      <style:text-properties style:text-underline-style="none" fo:font-weight="normal" officeooo:rsid="001e075f" style:font-weight-asian="normal" style:font-weight-complex="normal"/>
    </style:style>
    <style:style style:name="T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PAR Laboratory</text:p>
      <text:p text:style-name="P1"/>
      <text:p text:style-name="P1"/>
      <text:p text:style-name="P18">13/09/2014 - Q1</text:p>
      <text:p text:style-name="P1">FIRST DELIVERABL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group: <text:tab/>par1107</text:p>
      <text:p text:style-name="P4"><text:span text:style-name="T2">Gabriel Carrillo</text:span></text:p>
      <text:p text:style-name="P4"><text:span text:style-name="T2">Younes Zeriahi</text:span></text:p>
      <text:p text:style-name="P5"><text:soft-page-break/>Node architecture and memory:</text:p>
      <text:p text:style-name="P5"/>
      <text:p text:style-name="P5"><text:span text:style-name="T2">1.- Draw and briefly describe the architecture of the computer in which you are doing this lab session:</text:span></text:p>
      <text:p text:style-name="P5"/>
      <text:p text:style-name="P5"/>
      <text:p text:style-name="P6"><text:span text:style-name="T2">To get the numbers of sockets, the cores per socket and the threads per core we use the “lscpu” command:</text:span></text:p>
      <text:p text:style-name="P6"/>
      <text:p text:style-name="P15">------------------------------------------------------------------------------------------------------------------------</text:p>
      <text:p text:style-name="P6"><text:span text:style-name="T2">Architecture: <text:s text:c="8"/><text:tab/>x86_64</text:span></text:p>
      <text:p text:style-name="P6"><text:span text:style-name="T2">CPU op-mode(s): <text:s text:c="6"/><text:tab/>32-bit, 64-bit</text:span></text:p>
      <text:p text:style-name="P6"><text:span text:style-name="T2">Byte Order: <text:s text:c="10"/><text:tab/>Little Endian</text:span></text:p>
      <text:p text:style-name="P6"><text:span text:style-name="T2">CPU(s): <text:s text:c="14"/><text:tab/>24</text:span></text:p>
      <text:p text:style-name="P6"><text:span text:style-name="T2">On-line CPU(s) list: <text:s/><text:tab/>0-23</text:span></text:p>
      <text:p text:style-name="P6"><text:span text:style-name="T2">Thread(s) per core: <text:s text:c="2"/><text:tab/>2</text:span></text:p>
      <text:p text:style-name="P6"><text:span text:style-name="T2">Core(s) per socket: <text:s text:c="2"/><text:tab/>6</text:span></text:p>
      <text:p text:style-name="P6"><text:span text:style-name="T2">Socket(s): <text:s text:c="11"/><text:tab/>2</text:span></text:p>
      <text:p text:style-name="P6"><text:span text:style-name="T2">NUMA node(s): <text:s text:c="8"/><text:tab/>2</text:span></text:p>
      <text:p text:style-name="P6"><text:span text:style-name="T2">Vendor ID: <text:s text:c="11"/><text:tab/>GenuineIntel</text:span></text:p>
      <text:p text:style-name="P6"><text:span text:style-name="T2">CPU family: <text:s text:c="10"/><text:tab/>6</text:span></text:p>
      <text:p text:style-name="P6"><text:span text:style-name="T2">Model: <text:s text:c="15"/><text:tab/>44</text:span></text:p>
      <text:p text:style-name="P6"><text:span text:style-name="T2">Stepping: <text:s text:c="12"/><text:tab/>2</text:span></text:p>
      <text:p text:style-name="P6"><text:span text:style-name="T2">CPU MHz: <text:s text:c="13"/><text:tab/>1596.000</text:span></text:p>
      <text:p text:style-name="P6"><text:span text:style-name="T2">BogoMIPS: <text:s text:c="12"/><text:tab/>4799.90</text:span></text:p>
      <text:p text:style-name="P6"><text:span text:style-name="T2">Virtualization: <text:s text:c="6"/><text:tab/>VT-x</text:span></text:p>
      <text:p text:style-name="P6"><text:span text:style-name="T2">L1d cache: <text:s text:c="11"/><text:tab/>32K</text:span></text:p>
      <text:p text:style-name="P6"><text:span text:style-name="T2">L1i cache: <text:s text:c="11"/><text:tab/>32K</text:span></text:p>
      <text:p text:style-name="P6"><text:span text:style-name="T2">L2 cache: <text:s text:c="12"/><text:tab/>256K</text:span></text:p>
      <text:p text:style-name="P6"><text:span text:style-name="T2">L3 cache: <text:s text:c="12"/><text:tab/>12288K</text:span></text:p>
      <text:p text:style-name="P6"><text:span text:style-name="T2">NUMA node0 CPU(s): <text:s text:c="3"/><text:tab/>0,2,4,6,8,10,12,14,16,18,20,22</text:span></text:p>
      <text:p text:style-name="P6"><text:span text:style-name="T2">NUMA node1 CPU(s): <text:s text:c="3"/><text:tab/>1,3,5,7,9,11,13,15,17,19,21,23</text:span></text:p>
      <text:p text:style-name="P16">------------------------------------------------------------------------------------------------------------------------</text:p>
      <text:p text:style-name="P6"/>
      <text:p text:style-name="P6"><text:span text:style-name="T2">As we can see, every node of the machine has 2 sockets, each of one has 6 cores, and each core has 2 threads. That means that every node has:</text:span></text:p>
      <text:p text:style-name="P6"><text:span text:style-name="T2"><text:tab/>2 sockets</text:span></text:p>
      <text:p text:style-name="P6"><text:span text:style-name="T2"><text:tab/>12 cores</text:span></text:p>
      <text:p text:style-name="P6"><text:span text:style-name="T2"><text:tab/>24 threads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<text:span text:style-name="T3">The command we used to get the cache hierarchy </text:span><text:span text:style-name="T5">size and sharing </text:span><text:span text:style-name="T3">is the</text:span><text:span text:style-name="T2"> “</text:span><text:span text:style-name="T6">lstopo</text:span><text:span text:style-name="T2">” command:</text:span></text:p>
      <text:p text:style-name="P8"/>
      <text:p text:style-name="P17">------------------------------------------------------------------------------------------------------------------------</text:p>
      <text:p text:style-name="P19"><text:span text:style-name="T2">Machine (24GB)</text:span></text:p>
      <text:p text:style-name="P19"><text:span text:style-name="T2"><text:s text:c="2"/>NUMANode L#0 (P#0 12GB) + Socket L#0 + L3 L#0 (12MB)</text:span></text:p>
      <text:p text:style-name="P19"><text:span text:style-name="T2"><text:s text:c="4"/>L2 L#0 (256KB) + L1 L#0 (32KB) + Core L#0</text:span></text:p>
      <text:p text:style-name="P19"><text:span text:style-name="T2"><text:s text:c="6"/>PU L#0 (P#0)</text:span></text:p>
      <text:p text:style-name="P19"><text:span text:style-name="T2"><text:s text:c="6"/>PU L#1 (P#12)</text:span></text:p>
      <text:p text:style-name="P19"><text:span text:style-name="T2"><text:s text:c="4"/>L2 L#1 (256KB) + L1 L#1 (32KB) + Core L#1</text:span></text:p>
      <text:p text:style-name="P19"><text:span text:style-name="T2"><text:s text:c="6"/>PU L#2 (P#2)</text:span></text:p>
      <text:p text:style-name="P19"><text:span text:style-name="T2"><text:s text:c="6"/>PU L#3 (P#14)</text:span></text:p>
      <text:p text:style-name="P19"><text:span text:style-name="T2"><text:s text:c="4"/>L2 L#2 (256KB) + L1 L#2 (32KB) + Core L#2</text:span></text:p>
      <text:p text:style-name="P19"><text:span text:style-name="T2"><text:s text:c="6"/>PU L#4 (P#4)</text:span></text:p>
      <text:p text:style-name="P19"><text:span text:style-name="T2"><text:s text:c="6"/>PU L#5 (P#16)</text:span></text:p>
      <text:p text:style-name="P19"><text:span text:style-name="T2"><text:s text:c="4"/>L2 L#3 (256KB) + L1 L#3 (32KB) + Core L#3</text:span></text:p>
      <text:p text:style-name="P19"><text:span text:style-name="T2"><text:s text:c="6"/>PU L#6 (P#6)</text:span></text:p>
      <text:p text:style-name="P19"><text:span text:style-name="T2"><text:s text:c="6"/>PU L#7 (P#18)</text:span></text:p>
      <text:p text:style-name="P19"><text:span text:style-name="T2"><text:s text:c="4"/>L2 L#4 (256KB) + L1 L#4 (32KB) + Core L#4</text:span></text:p>
      <text:p text:style-name="P19"><text:span text:style-name="T2"><text:s text:c="6"/>PU L#8 (P#8)</text:span></text:p>
      <text:p text:style-name="P19"><text:span text:style-name="T2"><text:s text:c="6"/>PU L#9 (P#20)</text:span></text:p>
      <text:p text:style-name="P19"><text:span text:style-name="T2"><text:s text:c="4"/>L2 L#5 (256KB) + L1 L#5 (32KB) + Core L#5</text:span></text:p>
      <text:p text:style-name="P19"><text:span text:style-name="T2"><text:s text:c="6"/>PU L#10 (P#10)</text:span></text:p>
      <text:p text:style-name="P19"><text:span text:style-name="T2"><text:s text:c="6"/>PU L#11 (P#22)</text:span></text:p>
      <text:p text:style-name="P19"><text:span text:style-name="T2"><text:s text:c="2"/>NUMANode L#1 (P#1 12GB) + Socket L#1 + L3 L#1 (12MB)</text:span></text:p>
      <text:p text:style-name="P19"><text:span text:style-name="T2"><text:s text:c="4"/>L2 L#6 (256KB) + L1 L#6 (32KB) + Core L#6</text:span></text:p>
      <text:p text:style-name="P19"><text:span text:style-name="T2"><text:s text:c="6"/>PU L#12 (P#1)</text:span></text:p>
      <text:p text:style-name="P19"><text:span text:style-name="T2"><text:s text:c="4"/>L2 L#7 (256KB) + L1 L#7 (32KB) + Core L#7</text:span></text:p>
      <text:p text:style-name="P19"><text:span text:style-name="T2"><text:s text:c="6"/>PU L#14 (P#3)</text:span></text:p>
      <text:p text:style-name="P19"><text:span text:style-name="T2"><text:s text:c="6"/>PU L#15 (P#15)</text:span></text:p>
      <text:p text:style-name="P19"><text:span text:style-name="T2"><text:s text:c="4"/>L2 L#8 (256KB) + L1 L#8 (32KB) + Core L#8</text:span></text:p>
      <text:p text:style-name="P19"><text:span text:style-name="T2"><text:s text:c="6"/>PU L#16 (P#5)</text:span></text:p>
      <text:p text:style-name="P19"><text:span text:style-name="T2"><text:s text:c="6"/>PU L#17 (P#17)</text:span></text:p>
      <text:p text:style-name="P19"><text:span text:style-name="T2"><text:s text:c="4"/>L2 L#9 (256KB) + L1 L#9 (32KB) + Core L#9</text:span></text:p>
      <text:p text:style-name="P19"><text:span text:style-name="T2"><text:s text:c="6"/>PU L#18 (P#7)</text:span></text:p>
      <text:p text:style-name="P19"><text:span text:style-name="T2"><text:s text:c="6"/>PU L#19 (P#19)</text:span></text:p>
      <text:p text:style-name="P19"><text:span text:style-name="T2"><text:s text:c="4"/>L2 L#10 (256KB) + L1 L#10 (32KB) + Core L#10</text:span></text:p>
      <text:p text:style-name="P19"><text:span text:style-name="T2"><text:s text:c="6"/>PU L#20 (P#9)</text:span></text:p>
      <text:p text:style-name="P19"><text:span text:style-name="T2"><text:s text:c="6"/>PU L#21 (P#21)</text:span></text:p>
      <text:p text:style-name="P19"><text:span text:style-name="T2"><text:s text:c="4"/>L2 L#11 (256KB) + L1 L#11 (32KB) + Core L#11</text:span></text:p>
      <text:p text:style-name="P19"><text:span text:style-name="T2"><text:s text:c="6"/>PU L#22 (P#11)</text:span></text:p>
      <text:p text:style-name="P19"><text:span text:style-name="T2"><text:s text:c="6"/>PU L#23 (P#23)</text:span></text:p>
      <text:p text:style-name="P19"><text:span text:style-name="T2"><text:s text:c="2"/>HostBridge L#0</text:span></text:p>
      <text:p text:style-name="P19"><text:span text:style-name="T2"><text:s text:c="4"/>PCIBridge</text:span></text:p>
      <text:p text:style-name="P19"><text:span text:style-name="T2"><text:s text:c="6"/>PCI 8086:10c9</text:span></text:p>
      <text:p text:style-name="P19"><text:span text:style-name="T2"><text:s text:c="8"/>Net L#0 "eth0"</text:span></text:p>
      <text:p text:style-name="P19"><text:span text:style-name="T2"><text:s text:c="6"/>PCI 8086:10c9</text:span></text:p>
      <text:p text:style-name="P19"><text:span text:style-name="T2"><text:s text:c="8"/>Net L#1 "eth2"</text:span></text:p>
      <text:p text:style-name="P19"><text:span text:style-name="T2"><text:s text:c="4"/>PCIBridge</text:span></text:p>
      <text:p text:style-name="P19"><text:span text:style-name="T2"><text:s text:c="6"/>PCI 8086:105e</text:span></text:p>
      <text:p text:style-name="P19"><text:span text:style-name="T2"><text:s text:c="8"/>Net L#2 "eth1"</text:span></text:p>
      <text:p text:style-name="P19"><text:span text:style-name="T2"><text:s text:c="6"/>PCI 8086:105e</text:span></text:p>
      <text:p text:style-name="P19"><text:span text:style-name="T2"><text:s text:c="8"/>Net L#3 "eth3"</text:span></text:p>
      <text:p text:style-name="P19"><text:span text:style-name="T2"><text:s text:c="4"/>PCIBridge</text:span></text:p>
      <text:p text:style-name="P19"><text:span text:style-name="T2"><text:s text:c="6"/>PCI 102b:0522</text:span></text:p>
      <text:p text:style-name="P19"><text:span text:style-name="T2"><text:s text:c="4"/>PCI 8086:3a20</text:span></text:p>
      <text:p text:style-name="P19"><text:span text:style-name="T2"><text:s text:c="6"/>Block L#4 "sda"</text:span></text:p>
      <text:p text:style-name="P19"><text:span text:style-name="T2"><text:s text:c="6"/>Block L#5 "sdb"</text:span></text:p>
      <text:p text:style-name="P19"><text:span text:style-name="T2"><text:s text:c="4"/>PCI 8086:3a26</text:span></text:p>
      <text:p text:style-name="P19"><text:span text:style-name="T2"><text:s text:c="6"/>Block L#6 "sr0" <text:s text:c="5"/></text:span></text:p>
      <text:p text:style-name="P19"><text:span text:style-name="T2">PU L#13 (P#13)</text:span></text:p>
      <text:p text:style-name="P17">------------------------------------------------------------------------------------------------------------------------</text:p>
      <text:p text:style-name="P10"/>
      <text:p text:style-name="P10"><text:span text:style-name="T2"><text:s text:c="2"/></text:span><text:span text:style-name="T5">As we can see, the computer has </text:span><text:span text:style-name="T2">2</text:span><text:span text:style-name="T6">4GB, 12 for each node. Each node has </text:span><text:span text:style-name="T7">6 levels</text:span><text:span text:style-name="T2"> </text:span><text:span text:style-name="T5">o</text:span><text:span text:style-name="T6">f</text:span><text:span text:style-name="T5"> cache, </text:span><text:span text:style-name="T7">each one with 32KB.</text:span></text:p>
      <text:p text:style-name="P13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<text:span text:style-name="T2">For knowing the amount of main memory that the computer has, we use the “more /proc/meminfo</text:span><text:span text:style-name="T3">” command:</text:span></text:p>
      <text:p text:style-name="P7"/>
      <text:p text:style-name="P17">------------------------------------------------------------------------------------------------------------------------</text:p>
      <text:p text:style-name="P10"><text:span text:style-name="T2">MemTotal:<text:tab/>24628820 kB</text:span></text:p>
      <text:p text:style-name="P10"><text:span text:style-name="T2">MemFree:<text:tab/>3260100 kB</text:span></text:p>
      <text:p text:style-name="P10"><text:span text:style-name="T2">Buffers:<text:tab/>180668 kB</text:span></text:p>
      <text:p text:style-name="P10"><text:span text:style-name="T2">Cached:<text:tab/>20480016 kB</text:span></text:p>
      <text:p text:style-name="P10"><text:span text:style-name="T2">SwapCached:<text:tab/>0 kB</text:span></text:p>
      <text:p text:style-name="P10"><text:span text:style-name="T2">Active:<text:tab/><text:tab/>10553492 kB</text:span></text:p>
      <text:p text:style-name="P10"><text:span text:style-name="T2">Inactive:<text:tab/>10159580 kB</text:span></text:p>
      <text:p text:style-name="P10"><text:span text:style-name="T2">Active(anon):<text:tab/>7688 kB</text:span></text:p>
      <text:p text:style-name="P10"><text:span text:style-name="T2">Inactive(anon):45080 kB</text:span></text:p>
      <text:p text:style-name="P10"><text:span text:style-name="T2">Active(file):<text:tab/>10545804 kB</text:span></text:p>
      <text:p text:style-name="P10"><text:span text:style-name="T2">Inactive(file):<text:tab/>10114500 kB</text:span></text:p>
      <text:p text:style-name="P10"><text:span text:style-name="T2">Unevictable:<text:tab/>128 kB</text:span></text:p>
      <text:p text:style-name="P10"><text:span text:style-name="T2">Mlocked:<text:tab/>128 kB</text:span></text:p>
      <text:p text:style-name="P10"><text:span text:style-name="T2">SwapTotal:<text:tab/>25165820 kB</text:span></text:p>
      <text:p text:style-name="P10"><text:span text:style-name="T2">SwapFree:<text:tab/>25165820 kB</text:span></text:p>
      <text:p text:style-name="P10"><text:span text:style-name="T2">Dirty:<text:tab/><text:tab/>212 kB</text:span></text:p>
      <text:p text:style-name="P10"><text:span text:style-name="T2">Writeback:<text:tab/>0 kB</text:span></text:p>
      <text:p text:style-name="P10"><text:span text:style-name="T2">AnonPages:<text:tab/>52520 kB</text:span></text:p>
      <text:p text:style-name="P10"><text:span text:style-name="T2">Mapped:<text:tab/>17088 kB</text:span></text:p>
      <text:p text:style-name="P10"><text:span text:style-name="T2">Shmem:<text:tab/>380 kB</text:span></text:p>
      <text:p text:style-name="P10"><text:span text:style-name="T2">Slab:<text:tab/><text:tab/>319252 kB</text:span></text:p>
      <text:p text:style-name="P10"><text:span text:style-name="T2">Sreclaimable:<text:tab/>253752 kB</text:span></text:p>
      <text:p text:style-name="P10"><text:span text:style-name="T2">Sunreclaim:<text:tab/>65500 kB</text:span></text:p>
      <text:p text:style-name="P10"><text:span text:style-name="T2">KernelStack:<text:tab/>2752 kB</text:span></text:p>
      <text:p text:style-name="P10"><text:span text:style-name="T2">PageTables:<text:tab/>3844 kB</text:span></text:p>
      <text:p text:style-name="P10"><text:span text:style-name="T2">NFS_Unstable:0 kB</text:span></text:p>
      <text:p text:style-name="P10"><text:span text:style-name="T2">Bounce:<text:tab/>0 kB</text:span></text:p>
      <text:p text:style-name="P10"><text:span text:style-name="T2">WritebackTmp:<text:tab/>0 kB</text:span></text:p>
      <text:p text:style-name="P10"><text:span text:style-name="T2">CommitLimit:<text:tab/><text:tab/>37480228 kB</text:span></text:p>
      <text:p text:style-name="P10"><text:span text:style-name="T2">Committed_AS:<text:tab/>310832 kB</text:span></text:p>
      <text:p text:style-name="P10"><text:span text:style-name="T2">VmallocTotal:<text:tab/><text:tab/>34359738367 kB</text:span></text:p>
      <text:p text:style-name="P10"><text:span text:style-name="T2">VmallocUsed:<text:tab/><text:tab/>339156 kB</text:span></text:p>
      <text:p text:style-name="P10"><text:span text:style-name="T2">VmallocChunk:<text:tab/>34346619196 kB</text:span></text:p>
      <text:p text:style-name="P10"><text:span text:style-name="T2">HardwareCorrupted:<text:tab/>0 kB</text:span></text:p>
      <text:p text:style-name="P10"><text:span text:style-name="T2">AnonHugePages:<text:tab/>0 kB</text:span></text:p>
      <text:p text:style-name="P10"><text:span text:style-name="T2">HugePages_Total:<text:tab/>0</text:span></text:p>
      <text:p text:style-name="P10"><text:span text:style-name="T2">HugePages_Free:<text:tab/>0</text:span></text:p>
      <text:p text:style-name="P10"><text:span text:style-name="T2">HugePages_Rsvd:<text:tab/>0</text:span></text:p>
      <text:p text:style-name="P10"><text:span text:style-name="T2">HugePages_Surp:<text:tab/>0</text:span></text:p>
      <text:p text:style-name="P10"><text:span text:style-name="T2">Hugepagesize:<text:tab/><text:tab/>2048 kB</text:span></text:p>
      <text:p text:style-name="P10"><text:span text:style-name="T2">DirectMap4k:<text:tab/><text:tab/>113796 kB</text:span></text:p>
      <text:p text:style-name="P10"><text:span text:style-name="T2">DirectMap2M:<text:tab/>7163904 kB</text:span></text:p>
      <text:p text:style-name="P10"><text:span text:style-name="T2">DirectMap1G:<text:tab/><text:tab/>17825792 kB</text:span></text:p>
      <text:p text:style-name="P17">------------------------------------------------------------------------------------------------------------------------</text:p>
      <text:p text:style-name="P10"/>
      <text:p text:style-name="P11"><text:span text:style-name="T2">As we can see, the computer has a total of 24628820 kB</text:span><text:span text:style-name="T4"> of main memory, </text:span><text:span text:style-name="T2">3260100 kB </text:span><text:span text:style-name="T8">of which are free for us to use.</text:span></text:p>
      <text:p text:style-name="P12"/>
      <text:p text:style-name="P14"><text:soft-page-break/>Timing sequential and parallel executions:</text:p>
      <text:p text:style-name="P14"/>
      <text:p text:style-name="P14"><text:span text:style-name="T2">2.- Indicate the library header where the structure </text:span><text:span text:style-name="T9">struct timeval</text:span><text:span text:style-name="T10"> is declared and which are its fields:</text:span></text:p>
      <text:p text:style-name="P14"/>
      <text:p text:style-name="P14"/>
      <text:p text:style-name="P14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3T21:19:51.427685040</meta:creation-date>
    <meta:generator>LibreOffice/4.2.6.3$Linux_x86 LibreOffice_project/420m0$Build-3</meta:generator>
    <dc:date>2014-09-13T23:29:33.874883680</dc:date>
    <meta:editing-duration>PT59M23S</meta:editing-duration>
    <meta:editing-cycles>6</meta:editing-cycles>
    <meta:document-statistic meta:table-count="0" meta:image-count="0" meta:object-count="0" meta:page-count="5" meta:paragraph-count="147" meta:word-count="645" meta:character-count="4884" meta:non-whitespace-character-count="3735"/>
  </office:meta>
</office:document-meta>
</file>